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b00f" officeooo:paragraph-rsid="0003b00f"/>
    </style:style>
    <style:style style:name="P2" style:family="paragraph" style:parent-style-name="Standard">
      <style:text-properties officeooo:rsid="0003b00f" officeooo:paragraph-rsid="0005540b"/>
    </style:style>
    <style:style style:name="P3" style:family="paragraph" style:parent-style-name="Standard">
      <style:text-properties style:text-underline-style="solid" style:text-underline-width="auto" style:text-underline-color="font-color" officeooo:rsid="0003b00f" officeooo:paragraph-rsid="0003b00f"/>
    </style:style>
    <style:style style:name="P4" style:family="paragraph" style:parent-style-name="Standard">
      <style:text-properties officeooo:rsid="0006c69b" officeooo:paragraph-rsid="0006c69b"/>
    </style:style>
    <style:style style:name="P5" style:family="paragraph" style:parent-style-name="Standard">
      <style:text-properties officeooo:rsid="0006c69b" officeooo:paragraph-rsid="0008bf26"/>
    </style:style>
    <style:style style:name="P6" style:family="paragraph" style:parent-style-name="Standard">
      <style:text-properties officeooo:paragraph-rsid="0006c69b"/>
    </style:style>
    <style:style style:name="P7" style:family="paragraph" style:parent-style-name="Standard">
      <style:text-properties officeooo:rsid="0009f430" officeooo:paragraph-rsid="0009f430"/>
    </style:style>
    <style:style style:name="P8" style:family="paragraph" style:parent-style-name="Standard">
      <style:text-properties officeooo:paragraph-rsid="0006c69b"/>
    </style:style>
    <style:style style:name="T1" style:family="text">
      <style:text-properties officeooo:rsid="0005540b"/>
    </style:style>
    <style:style style:name="T2" style:family="text">
      <style:text-properties officeooo:rsid="0006c69b"/>
    </style:style>
    <style:style style:name="T3" style:family="text">
      <style:text-properties officeooo:rsid="0008bf26"/>
    </style:style>
    <style:style style:name="T4" style:family="text">
      <style:text-properties officeooo:rsid="0009afd3"/>
    </style:style>
    <style:style style:name="T5" style:family="text">
      <style:text-properties officeooo:rsid="000b94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fgabe 2</text:p>
      <text:p text:style-name="P1"/>
      <text:p text:style-name="P4">a.1)</text:p>
      <text:p text:style-name="P4"><text:tab/>Regressifier<text:tab/><text:tab/>:<text:tab/>Diese Klasse dient als <text:span text:style-name="T5">a</text:span>bstrakte Basisklasse für die Regression.</text:p>
      <text:p text:style-name="P5"><text:tab/><text:tab/><text:tab/><text:tab/><text:tab/><text:tab/><text:span text:style-name="T3">Von dieser Klasse kann geerbt werden, um einen Regressionsalgorithmus <text:tab/><text:tab/><text:tab/><text:tab/><text:tab/><text:tab/>zu implementieren</text:span>.</text:p>
      <text:p text:style-name="P6"><text:span text:style-name="T2"><text:tab/>DataScaler<text:tab/><text:tab/>:<text:tab/>Diese Klasse dient zur Standardisierung von Datenvektoren.</text:span></text:p>
      <text:p text:style-name="P6"><text:tab/><text:tab/><text:tab/><text:tab/><text:tab/><text:tab/><text:span text:style-name="T4">Um numerische Unsicherheiten zu vermeiden, benötigen manche <text:tab/><text:tab/><text:tab/><text:tab/><text:tab/><text:tab/><text:tab/>regressiven Methoden diesen Standard .</text:span></text:p>
      <text:p text:style-name="P6"><text:tab/><text:span text:style-name="T2">LSRRegressifier<text:tab/>:<text:tab/>In dieser Klasse wird das Least Squares/ Max-Liklihodd der Linearen <text:tab/><text:tab/><text:tab/><text:tab/><text:tab/><text:tab/>Rregreassion behandelt.</text:span></text:p>
      <text:p text:style-name="P6"><text:tab/><text:span text:style-name="T2">KNNRegressifier:<text:tab/>Für das Finden des K-nächsten-Nachbarn wird ein KD- Baum eingesetzt.</text:span></text:p>
      <text:p text:style-name="P6"/>
      <text:p text:style-name="P1">a.<text:span text:style-name="T2">2</text:span>)</text:p>
      <text:p text:style-name="P1"><text:s/><text:tab/>fit<text:tab/><text:tab/><text:tab/><text:tab/>: <text:tab/>Die Regression findet auf der Datenmatrix X (NxD- Matrix) und den <text:tab/><text:tab/><text:tab/><text:tab/><text:tab/><text:tab/><text:tab/>Zieldaten (NxD) und wird von diversen abgeleiteten Klassen <text:tab/><text:tab/><text:tab/><text:tab/><text:tab/><text:tab/><text:tab/><text:tab/>überschrieben.</text:p>
      <text:p text:style-name="P1"><text:tab/><text:tab/><text:tab/><text:tab/><text:tab/><text:tab/>X beinhaltet in jeder Reihe einen Vektor der Größe D</text:p>
      <text:p text:style-name="P1"><text:tab/><text:tab/><text:tab/><text:tab/><text:tab/><text:tab/>T beinhaltet in jeder Reihe einen Ziel<text:span text:style-name="T1">werte</text:span>vektor der Größe K</text:p>
      <text:p text:style-name="P1"/>
      <text:p text:style-name="P1"><text:tab/>predict<text:tab/><text:tab/><text:tab/>:<text:tab/>Hier wird der regressive Algorithmus implementiert und wird von <text:tab/><text:tab/><text:tab/><text:tab/><text:tab/><text:tab/><text:tab/>diversen abgeleiteten Klassen überschrieben</text:p>
      <text:p text:style-name="P2"><text:tab/><text:tab/><text:tab/><text:tab/><text:tab/><text:tab/><text:span text:style-name="T1">Der Parameter X ist der Testdatenvektor von der Größe D</text:span></text:p>
      <text:p text:style-name="P2"><text:tab/><text:tab/><text:tab/></text:p>
      <text:p text:style-name="P2"><text:tab/>crossvalidate<text:tab/><text:tab/>:<text:tab/><text:span text:style-name="T1">Die Daten werten hier in S Teile aufgeteilt, um die Kreuzvalidierung <text:tab/><text:tab/><text:tab/><text:tab/><text:tab/><text:tab/><text:tab/>durchzuführen. </text:span></text:p>
      <text:p text:style-name="P1"><text:tab/><text:tab/><text:tab/><text:tab/><text:tab/><text:tab/><text:span text:style-name="T1">S ist die Anzahl der aufgeteilten Daten</text:span></text:p>
      <text:p text:style-name="P1"><text:tab/><text:tab/><text:tab/><text:tab/><text:tab/><text:tab/><text:span text:style-name="T1">X ist die Datenmatrix mit einem Datenvektor pro Zeile</text:span></text:p>
      <text:p text:style-name="P1"><text:tab/><text:tab/><text:tab/><text:tab/><text:tab/><text:tab/><text:span text:style-name="T2">T ist die Zielmatrix</text:span></text:p>
      <text:p text:style-name="P1"><text:tab/><text:tab/><text:tab/><text:tab/><text:tab/><text:tab/><text:span text:style-name="T2">Des Weiteren liefert es die Länge der Distanz von einem Vektor t in <text:tab/><text:tab/><text:tab/><text:tab/><text:tab/><text:tab/><text:tab/>euklidischer Länge, sowie das Minimum und Maximum der relativen und <text:tab/><text:tab/><text:tab/><text:tab/><text:tab/><text:tab/>absoluten Fehlern zurück.</text:span></text:p>
      <text:p text:style-name="P1"><text:tab/><text:tab/><text:tab/><text:tab/><text:tab/><text:tab/></text:p>
      <text:p text:style-name="P7">a.3)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3:22:57.531828758</meta:creation-date>
    <dc:date>2019-12-12T14:44:01.098973034</dc:date>
    <meta:editing-duration>PT24M5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200" meta:character-count="1496" meta:non-whitespace-character-count="1173"/>
  </office:meta>
</office:document-meta>
</file>